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rsid="0014fe4b" officeooo:paragraph-rsid="0014fe4b"/>
    </style:style>
    <style:style style:name="P2" style:family="paragraph" style:parent-style-name="Standard">
      <style:paragraph-properties fo:text-align="justify" style:justify-single-word="false"/>
      <style:text-properties style:font-name="Arial" fo:font-size="14pt" officeooo:rsid="0014fe4b" officeooo:paragraph-rsid="0014fe4b" fo:background-color="#000000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14fe4b" officeooo:paragraph-rsid="0014fe4b" fo:background-color="#000000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4pt" officeooo:rsid="0014fe4b" officeooo:paragraph-rsid="0014fe4b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Arial" fo:font-size="14pt" officeooo:rsid="001644c2" officeooo:paragraph-rsid="001644c2" fo:background-color="transparent" style:font-size-asian="14pt" style:font-size-complex="14pt"/>
    </style:style>
    <style:style style:name="P6" style:family="paragraph" style:parent-style-name="Header">
      <style:text-properties style:font-name="Arial" officeooo:rsid="0014fe4b" officeooo:paragraph-rsid="0014fe4b"/>
    </style:style>
    <style:style style:name="T1" style:family="text">
      <style:text-properties fo:color="#006666"/>
    </style:style>
    <style:style style:name="T2" style:family="text">
      <style:text-properties fo:color="#00cc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ara compilar el programa se puede utilizar la siguiente forma:</text:p>
      <text:p text:style-name="P1"/>
      <text:p text:style-name="P3"><text:span text:style-name="T2">$ </text:span>gcc -ansi -Wall -pedantic -o nombrePrograma main.c funciones.c</text:p>
      <text:p text:style-name="P1"/>
      <text:p text:style-name="P4">O bien:</text:p>
      <text:p text:style-name="P1"/>
      <text:p text:style-name="P2"><text:span text:style-name="T2">$</text:span> gcc -ansi -Wall -pedantic -c -o funciones.o funciones.c</text:p>
      <text:p text:style-name="P2"><text:span text:style-name="T2">$</text:span><text:span text:style-name="T1"> </text:span>gcc -ansi -Wall -pedantic -c -o main.o main.c</text:p>
      <text:p text:style-name="P2"><text:span text:style-name="T2">$</text:span><text:span text:style-name="T1"> </text:span>gcc -ansi -Wall -pedantic -o nombrePrograma main.o funciones.o</text:p>
      <text:p text:style-name="P2"/>
      <text:p text:style-name="P5">Posteriormente, se puede correr el programa utilizando ./nombrePrograma, siendo “nombrePrograma” el nombre que usted desee asignarle al mism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14fe4b" officeooo:paragraph-rsid="0014fe4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rabajo Práctico 1 – Indicaciones sobre Compilació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22:01:36.052938280</meta:creation-date>
    <dc:date>2017-09-18T22:14:12.383342090</dc:date>
    <meta:editing-duration>PT2M15S</meta:editing-duration>
    <meta:editing-cycles>1</meta:editing-cycles>
    <meta:document-statistic meta:table-count="0" meta:image-count="0" meta:object-count="0" meta:page-count="1" meta:paragraph-count="8" meta:word-count="72" meta:character-count="495" meta:non-whitespace-character-count="430"/>
    <meta:generator>LibreOffice/5.2.7.2$Linux_X86_64 LibreOffice_project/20m0$Build-2</meta:generator>
  </office:meta>
</office:document-meta>
</file>